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cb87"/>
    </style:style>
    <style:style style:name="P2" style:family="paragraph" style:parent-style-name="Standard">
      <style:text-properties officeooo:rsid="0019cb87" officeooo:paragraph-rsid="0019cb87"/>
    </style:style>
    <style:style style:name="P3" style:family="paragraph" style:parent-style-name="Standard">
      <style:text-properties officeooo:rsid="001b7da0" officeooo:paragraph-rsid="001b7da0"/>
    </style:style>
    <style:style style:name="P4" style:family="paragraph" style:parent-style-name="Standard">
      <style:text-properties style:text-position="0% 100%" officeooo:rsid="001c7723" officeooo:paragraph-rsid="001c7723"/>
    </style:style>
    <style:style style:name="P5" style:family="paragraph" style:parent-style-name="Standard">
      <style:text-properties style:text-position="0% 100%" officeooo:rsid="001ca434" officeooo:paragraph-rsid="001ca434"/>
    </style:style>
    <style:style style:name="P6" style:family="paragraph" style:parent-style-name="Standard">
      <style:text-properties style:text-position="0% 100%" officeooo:rsid="001e928c" officeooo:paragraph-rsid="001e928c"/>
    </style:style>
    <style:style style:name="P7" style:family="paragraph" style:parent-style-name="Standard">
      <style:text-properties style:text-position="0% 100%" officeooo:rsid="00219e94" officeooo:paragraph-rsid="00219e94"/>
    </style:style>
    <style:style style:name="P8" style:family="paragraph" style:parent-style-name="Standard">
      <style:text-properties style:text-position="0% 100%" officeooo:rsid="00235e68" officeooo:paragraph-rsid="00235e68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style:text-position="0% 100%" officeooo:rsid="00235e68" officeooo:paragraph-rsid="00235e68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style:text-position="0% 100%" officeooo:rsid="00235e68" officeooo:paragraph-rsid="00235e68" fo:background-color="#ffff66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style:text-position="0% 100%" officeooo:rsid="0029a5c5" officeooo:paragraph-rsid="0029a5c5" fo:background-color="#ffff66"/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style:text-position="0% 100%" officeooo:rsid="00243af7" officeooo:paragraph-rsid="00243af7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style:text-position="0% 100%" officeooo:rsid="00262979" officeooo:paragraph-rsid="00262979" fo:background-color="#00ccff"/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style:text-position="0% 100%" officeooo:rsid="0027cf86" officeooo:paragraph-rsid="0027cf86" fo:background-color="#00ccff"/>
    </style:style>
    <style:style style:name="P15" style:family="paragraph" style:parent-style-name="Standard">
      <style:paragraph-properties fo:background-color="transparent">
        <style:background-image/>
      </style:paragraph-properties>
      <style:text-properties style:text-position="0% 100%" officeooo:rsid="002a9f51" officeooo:paragraph-rsid="002a9f51" fo:background-color="transparent"/>
    </style:style>
    <style:style style:name="P16" style:family="paragraph" style:parent-style-name="Standard">
      <style:paragraph-properties fo:background-color="transparent">
        <style:background-image/>
      </style:paragraph-properties>
      <style:text-properties style:text-position="0% 100%" officeooo:rsid="002c39ca" officeooo:paragraph-rsid="002c39ca" fo:background-color="transparent"/>
    </style:style>
    <style:style style:name="P17" style:family="paragraph" style:parent-style-name="Standard">
      <style:paragraph-properties fo:background-color="transparent">
        <style:background-image/>
      </style:paragraph-properties>
      <style:text-properties style:text-position="0% 100%" officeooo:rsid="002d4d35" officeooo:paragraph-rsid="002d4d35" fo:background-color="transparent"/>
    </style:style>
    <style:style style:name="P18" style:family="paragraph" style:parent-style-name="Standard">
      <style:paragraph-properties fo:background-color="transparent">
        <style:background-image/>
      </style:paragraph-properties>
      <style:text-properties style:text-position="0% 100%" officeooo:rsid="002dfe4e" officeooo:paragraph-rsid="002dfe4e" fo:background-color="transparent"/>
    </style:style>
    <style:style style:name="P19" style:family="paragraph" style:parent-style-name="Standard">
      <style:paragraph-properties fo:background-color="transparent">
        <style:background-image/>
      </style:paragraph-properties>
      <style:text-properties style:text-position="0% 100%" officeooo:rsid="00314d30" officeooo:paragraph-rsid="00314d30" fo:background-color="transparent"/>
    </style:style>
    <style:style style:name="P20" style:family="paragraph" style:parent-style-name="Standard">
      <style:paragraph-properties fo:background-color="transparent">
        <style:background-image/>
      </style:paragraph-properties>
      <style:text-properties style:text-position="0% 100%" officeooo:rsid="0034a24d" officeooo:paragraph-rsid="0034a24d" fo:background-color="transparent"/>
    </style:style>
    <style:style style:name="P21" style:family="paragraph" style:parent-style-name="Standard">
      <style:paragraph-properties fo:background-color="transparent">
        <style:background-image/>
      </style:paragraph-properties>
      <style:text-properties style:text-position="0% 100%" officeooo:rsid="0034fec1" officeooo:paragraph-rsid="0034fec1" fo:background-color="transparent"/>
    </style:style>
    <style:style style:name="P22" style:family="paragraph" style:parent-style-name="Standard">
      <style:paragraph-properties fo:background-color="transparent">
        <style:background-image/>
      </style:paragraph-properties>
      <style:text-properties style:text-position="0% 100%" officeooo:rsid="0035bede" officeooo:paragraph-rsid="0035bede" fo:background-color="transparent"/>
    </style:style>
    <style:style style:name="P23" style:family="paragraph" style:parent-style-name="Standard">
      <style:paragraph-properties fo:background-color="transparent">
        <style:background-image/>
      </style:paragraph-properties>
      <style:text-properties style:text-position="0% 100%" officeooo:rsid="00370cf6" officeooo:paragraph-rsid="00370cf6" fo:background-color="transparent"/>
    </style:style>
    <style:style style:name="P24" style:family="paragraph" style:parent-style-name="Standard">
      <style:paragraph-properties fo:background-color="transparent">
        <style:background-image/>
      </style:paragraph-properties>
      <style:text-properties style:text-position="0% 100%" officeooo:rsid="0038e516" officeooo:paragraph-rsid="0038e516" fo:background-color="transparent"/>
    </style:style>
    <style:style style:name="P25" style:family="paragraph" style:parent-style-name="Standard">
      <style:paragraph-properties fo:background-color="transparent">
        <style:background-image/>
      </style:paragraph-properties>
      <style:text-properties style:text-position="0% 100%" officeooo:rsid="0039474c" officeooo:paragraph-rsid="0039474c" fo:background-color="transparent"/>
    </style:style>
    <style:style style:name="T1" style:family="text">
      <style:text-properties officeooo:rsid="001fe0e1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370cf6" fo:background-color="#ffff00" loext:char-shading-value="0"/>
    </style:style>
    <style:style style:name="T4" style:family="text">
      <style:text-properties officeooo:rsid="002d4d35"/>
    </style:style>
    <style:style style:name="T5" style:family="text">
      <style:text-properties officeooo:rsid="002f7c13"/>
    </style:style>
    <style:style style:name="T6" style:family="text">
      <style:text-properties officeooo:rsid="00330f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licar Nom</text:p>
      <text:p text:style-name="P2">Explicar quotes</text:p>
      <text:p text:style-name="P2"/>
      <text:p text:style-name="P3">Los nombres de los endpoints de las apis son cosas, </text:p>
      <text:p text:style-name="P3">sobre los que hacemos cosas GET, PUT, POST</text:p>
      <text:p text:style-name="P3"/>
      <text:p text:style-name="P8"/>
      <text:p text:style-name="P8"/>
      <text:p text:style-name="P10">Patrich Hene<text:span text:style-name="T5">i</text:span>se</text:p>
      <text:p text:style-name="P11">patrick@blended.io</text:p>
      <text:p text:style-name="P4"/>
      <text:p text:style-name="P4">StandardJS =&gt; no semicolons <text:span text:style-name="T1">(no calen)</text:span>, <text:span text:style-name="T1">not used var, etc. t'avisa</text:span></text:p>
      <text:p text:style-name="P5">Atom</text:p>
      <text:p text:style-name="P5"/>
      <text:p text:style-name="P6">user.createAT = new Date().toJSON <text:s/>=&gt;&gt;&gt;?????????????</text:p>
      <text:p text:style-name="P7"/>
      <text:p text:style-name="P6">2 different test:</text:p>
      <text:p text:style-name="P6">integration testing</text:p>
      <text:p text:style-name="P6">unit testing</text:p>
      <text:p text:style-name="P6"/>
      <text:p text:style-name="P6">npm run test:watch =&gt; check all your requirement statements</text:p>
      <text:p text:style-name="P6">runs all the tests</text:p>
      <text:p text:style-name="P6"/>
      <text:p text:style-name="P7">git commit<text:span text:style-name="T2"> -am</text:span> “feat(test): add test to signup” <text:s/>=&gt; paquet que et posa el <text:span text:style-name="T2">nº de versió</text:span></text:p>
      <text:p text:style-name="P7"/>
      <text:p text:style-name="P8"><text:span text:style-name="T2">TravisCI = testing integration</text:span></text:p>
      <text:p text:style-name="P8"/>
      <text:p text:style-name="P9"><text:span text:style-name="T2">npm run coverage -s</text:span></text:p>
      <text:p text:style-name="P12"><text:span text:style-name="T2">github =&gt; blended/do-we-need-tdd =&gt; exercici a Github </text:span><text:span text:style-name="T3">=&gt; fer CLONE/fork</text:span></text:p>
      <text:p text:style-name="P13">begginers-tdd-workshop/blended... <text:s/>=&gt; buscar a npn</text:p>
      <text:p text:style-name="P13"/>
      <text:p text:style-name="P14">coveralls.io</text:p>
      <text:p text:style-name="P14"/>
      <text:p text:style-name="P15">make sure that when commit:</text:p>
      <text:p text:style-name="P16">(al codi <text:span text:style-name="T4">JSON)</text:span></text:p>
      <text:p text:style-name="P15">“pretest”: “standard”</text:p>
      <text:p text:style-name="P15">“<text:span text:style-name="T4">dependencies”:” ^8.0.0”</text:span></text:p>
      <text:p text:style-name="P17">gaze</text:p>
      <text:p text:style-name="P17">gaze-cli =&gt; per fer watch</text:p>
      <text:p text:style-name="P15"/>
      <text:p text:style-name="P18">podem copiar el package JSON d'un repositori i ho tindrem tot </text:p>
      <text:p text:style-name="P17">gitevents/core =&gt; info de les updates, etc.</text:p>
      <text:p text:style-name="P17"/>
      <text:p text:style-name="P19">You don't need to have 100% test, 85% is fine...</text:p>
      <text:p text:style-name="P19">Opensource projects got o Coveralls =&gt; do-we-need-tdd</text:p>
      <text:p text:style-name="P19">semantic versioning is very important</text:p>
      <text:p text:style-name="P19">tag your stuff <text:span text:style-name="T6">=&gt; awesome to work with tags</text:span></text:p>
      <text:p text:style-name="P19"><text:tab/>git commit -am 'chore(something) =&gt; we can use this and doesn't change the release</text:p>
      <text:p text:style-name="P19">commit often. </text:p>
      <text:p text:style-name="P19">Git checkout -B fix/asdfasdf <text:s/>=&gt; to go new branch</text:p>
      <text:p text:style-name="P19">nobody commit to Master!!!! when you start you branch out and then merge</text:p>
      <text:p text:style-name="P20">npm semantic releases</text:p>
      <text:p text:style-name="P23"><text:soft-page-break/>make functions short and with promises</text:p>
      <text:p text:style-name="P20">travis setup (always be running)</text:p>
      <text:p text:style-name="P20">des de travis pots anar a amazon a guardar data, heroku, etc. </text:p>
      <text:p text:style-name="P20"/>
      <text:p text:style-name="P24">Com a boilerplate podem utilitzar la d'aquest exercici.</text:p>
      <text:p text:style-name="P24"/>
      <text:p text:style-name="P25">Utilitzen Node.4 enlloc de Node6.</text:p>
      <text:p text:style-name="P20"/>
      <text:p text:style-name="P20"/>
      <text:p text:style-name="P21">sudo npm i -g semantic-release-cli</text:p>
      <text:p text:style-name="P21"/>
      <text:p text:style-name="P22"><text:a xlink:type="simple" xlink:href="http://standardjs.com/">http://standardjs.com/</text:a></text:p>
      <text:p text:style-name="P22"/>
      <text:p text:style-name="P22">standard</text:p>
      <text:p text:style-name="P22">semistandard</text:p>
      <text:p text:style-name="P22"/>
      <text:p text:style-name="P25">blended.breeze.</text:p>
      <text:p text:style-name="P25"/>
      <text:p text:style-name="P25">Othzero.com =&gt; tokens</text:p>
      <text:p text:style-name="P25">passport=&gt; </text:p>
      <text:p text:style-name="P25"/>
      <text:p text:style-name="P19"/>
      <text:p text:style-name="P19"/>
      <text:p text:style-name="P9"/>
      <text:p text:style-name="P9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5:56:00.890309000</meta:creation-date>
    <dc:date>2016-08-26T18:10:03.961946000</dc:date>
    <meta:editing-duration>PT1H58M49S</meta:editing-duration>
    <meta:editing-cycles>23</meta:editing-cycles>
    <meta:generator>LibreOffice/4.2.4.2$MacOSX_X86_64 LibreOffice_project/63150712c6d317d27ce2db16eb94c2f3d7b699f8</meta:generator>
    <meta:document-statistic meta:table-count="0" meta:image-count="0" meta:object-count="0" meta:page-count="2" meta:paragraph-count="49" meta:word-count="260" meta:character-count="1652" meta:non-whitespace-character-count="1431"/>
  </office:meta>
</office:document-meta>
</file>